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Source Code Pro Medium" svg:font-family="'Source Code Pro Medium'"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8bfff" officeooo:paragraph-rsid="0008bfff"/>
    </style:style>
    <style:style style:name="P2" style:family="paragraph" style:parent-style-name="Standard">
      <style:paragraph-properties fo:text-align="center" style:justify-single-word="false"/>
      <style:text-properties officeooo:rsid="0008bfff" officeooo:paragraph-rsid="0009db64"/>
    </style:style>
    <style:style style:name="P3" style:family="paragraph" style:parent-style-name="Standard">
      <style:paragraph-properties fo:text-align="center" style:justify-single-word="false"/>
      <style:text-properties officeooo:rsid="0009db64" officeooo:paragraph-rsid="0009db64"/>
    </style:style>
    <style:style style:name="P4" style:family="paragraph" style:parent-style-name="Standard">
      <style:paragraph-properties fo:text-align="justify" style:justify-single-word="false"/>
      <style:text-properties officeooo:rsid="0009db64" officeooo:paragraph-rsid="0009db64"/>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text-properties officeooo:rsid="00177336" officeooo:paragraph-rsid="00177336"/>
    </style:style>
    <style:style style:name="P8" style:family="paragraph" style:parent-style-name="Standard">
      <style:paragraph-properties fo:text-align="center" style:justify-single-word="false"/>
      <style:text-properties officeooo:rsid="001b86e6" officeooo:paragraph-rsid="001b86e6"/>
    </style:style>
    <style:style style:name="P9" style:family="paragraph" style:parent-style-name="Standard" style:list-style-name="L1">
      <style:paragraph-properties fo:text-align="start" style:justify-single-word="false"/>
      <style:text-properties style:text-position="0% 100%" officeooo:rsid="00177336" officeooo:paragraph-rsid="00177336"/>
    </style:style>
    <style:style style:name="T1" style:family="text">
      <style:text-properties officeooo:rsid="0009db64"/>
    </style:style>
    <style:style style:name="T2" style:family="text">
      <style:text-properties officeooo:rsid="000a1c20"/>
    </style:style>
    <style:style style:name="T3" style:family="text">
      <style:text-properties style:text-position="super 58%"/>
    </style:style>
    <style:style style:name="T4" style:family="text">
      <style:text-properties style:text-position="super 58%" officeooo:rsid="000a1c20"/>
    </style:style>
    <style:style style:name="T5" style:family="text">
      <style:text-properties officeooo:rsid="0010424f"/>
    </style:style>
    <style:style style:name="T6" style:family="text">
      <style:text-properties style:text-position="0% 100%"/>
    </style:style>
    <style:style style:name="T7" style:family="text">
      <style:text-properties officeooo:rsid="0019a4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t’s understand each other <text:span text:style-name="T1">at a</text:span> first glance</text:p>
      <text:p text:style-name="P3">READ CAREFULLY</text:p>
      <text:p text:style-name="P3"/>
      <text:p text:style-name="P8">Amir H. Firouzian</text:p>
      <text:p text:style-name="P8">CTO @ NRTC</text:p>
      <text:p text:style-name="P1"/>
      <text:p text:style-name="P4">This internship is for those people which interest in “Computation” <text:span text:style-name="T5">and</text:span> “Numerical Analysis”. It doesn’t mean this course is like what you might have in your university <text:span text:style-name="T2">(A PURE THEOREM); There are lot’s of things you can learn here BUT there are some rules which you must consider before apply this form.</text:span></text:p>
      <text:p text:style-name="P6"><text:span text:style-name="T2">First thing first, The internship doesn’t mean “LEARNING ONLY”, it means “WORK </text:span>EXPERIENCE”. <text:span text:style-name="T2">So you do some work for us after 3 week of learning. Failing internship means failing in project and you become BAN from all activities what we do in NRTC. If you think you can dedicate 20 HOURS PER WEEK for our project then we are clear; BUT IF YOU CAN’T please DO NOT APPLY THIS FORM, YOU WILL END UP IN OUR BLACKLIST WHICH WE PUBLISH ON WEB. That the exact reason why we are offer this Internship free of any charge. If you are considerably have other activities in Internship period, Then you will be to able apply for our 3</text:span><text:span text:style-name="T4">rd</text:span><text:span text:style-name="T2"> Round next year. So NO EXCUSES ARE ACCEPTABLE (except in hard medical condition of course).</text:span></text:p>
      <text:p text:style-name="Standard"/>
      <text:p text:style-name="P6">DO NOT FEAR, We are like you, <text:span text:style-name="T5">We don’t judge you. We only need honesty, attitude, 20 HOURS PER WEEK, One Computer Device (which you should backup your data for installation of GNU/Linux Distribution) &amp; Intermediate level of English proficiency; That all.</text:span></text:p>
      <text:p text:style-name="Standard"/>
      <text:p text:style-name="P5">Questionnaire Form</text:p>
      <text:p text:style-name="P7">Please fill-out <text:span text:style-name="T7">the</text:span> form in 3<text:span text:style-name="T3">rd</text:span><text:span text:style-name="T6"> page. Before that there are some note which I present to you:</text:span></text:p>
      <text:list xml:id="list2624864352" text:style-name="L1">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swiss"/>
    <style:font-face style:name="Source Code Pro Medium" svg:font-family="'Source Code Pro Medium'"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Code Pro Medium" fo:font-family="'Source Code Pro Medium'" style:font-style-name="Regular" style:font-pitch="fixed" fo:font-size="16pt"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2:42:35.043900783</meta:creation-date>
    <dc:date>2019-03-05T15:19:24.764567683</dc:date>
    <meta:editing-duration>PT2H24M47S</meta:editing-duration>
    <meta:editing-cycles>21</meta:editing-cycles>
    <meta:generator>LibreOffice/6.2.0.3$Linux_X86_64 LibreOffice_project/98c6a8a1c6c7b144ce3cc729e34964b47ce25d62</meta:generator>
    <meta:document-statistic meta:table-count="0" meta:image-count="0" meta:object-count="0" meta:page-count="1" meta:paragraph-count="10" meta:word-count="262" meta:character-count="1470" meta:non-whitespace-character-count="1218"/>
  </office:meta>
</office:document-meta>
</file>